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ACTU: AN ANDROID APPLICATION FOR NEW VERIFICATION</text:span></text:p>
      <text:p text:style-name="P1"><text:span text:style-name="T1">USING SENTENCE SIMILARITY ANALYSIS AND HIDDEN MARKOV MODE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EMMANUEL B. CONSTANTINO JR.</text:span></text:p>
      <text:p text:style-name="P1"><text:span text:style-name="T1">HOMER C. MALIJAN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SUBMITTED TO <text:s/>THE FACULTY OF INSTITUTE OF COMPUTER SCIENCE</text:span></text:p>
      <text:p text:style-name="P1"><text:span text:style-name="T1">UNIVERSITY OF THE PHILIPPINES LOS BAÑOS</text:span></text:p>
      <text:p text:style-name="P1"><text:span text:style-name="T1">IN PARTIAL FULFILLMENT OF THE </text:span></text:p>
      <text:p text:style-name="P1"><text:soft-page-break/><text:span text:style-name="T1">REQUIREMENTS FOR THE </text:span></text:p>
      <text:p text:style-name="P1"><text:span text:style-name="T1">DEGREE OF</text:span></text:p>
      <text:p text:style-name="P4"/>
      <text:p text:style-name="P4"/>
      <text:p text:style-name="P4"/>
      <text:p text:style-name="P1"><text:span text:style-name="T1">BACHELOR OF SCIENCE</text:span></text:p>
      <text:p text:style-name="P1"><text:span text:style-name="T1">(Computer Science)</text:span></text:p>
      <text:p text:style-name="P3"/>
      <text:p text:style-name="P3"/>
      <text:p text:style-name="P3"/>
      <text:p text:style-name="P2"/>
      <text:p text:style-name="P3"/>
      <text:p text:style-name="P3"/>
      <text:p text:style-name="P1"><text:span text:style-name="T1">JUNE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2" meta:word-count="54" meta:character-count="354" meta:non-whitespace-character-count="309"/>
    <meta:generator>LibreOfficeDev/5.1.0.3$Linux_X86_64 LibreOffice_project/</meta:generator>
  </office:meta>
</office:document-meta>
</file>